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124cm"/>
    </style:style>
    <style:style style:name="P1" style:family="paragraph">
      <style:paragraph-properties fo:margin-left="0cm" fo:margin-right="0cm" fo:text-indent="0cm"/>
    </style:style>
  </office:automatic-styles>
  <office:body>
    <office:drawing>
      <draw:page draw:name="page1" draw:style-name="dp1" draw:master-page-name="Default">
        <draw:frame draw:style-name="gr1" draw:text-style-name="P1" draw:layer="layout" svg:width="0.041cm" svg:height="1.204cm" svg:x="-9.219cm" svg:y="3.059cm">
          <draw:text-box>
            <text:p text:style-name="P1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$Build-9062</meta:generator>
    <meta:initial-creator>Garfield Peanuts</meta:initial-creator>
    <meta:creation-date>2006-07-26T13:51:38</meta:creation-date>
    <dc:date>2006-08-18T14:08:40</dc:date>
    <dc:language>en-US</dc:language>
    <meta:editing-cycles>2</meta:editing-cycles>
    <meta:editing-duration>PT11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